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3576346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.903cm" table:align="margins" style:writing-mode="lr-tb"/>
    </style:style>
    <style:style style:name="Table13.A" style:family="table-column">
      <style:table-column-properties style:column-width="17.903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.903cm" table:align="margins" style:writing-mode="lr-tb"/>
    </style:style>
    <style:style style:name="Table14.A" style:family="table-column">
      <style:table-column-properties style:column-width="17.903cm" style:rel-column-width="65535*"/>
    </style:style>
    <style:style style:name="Table14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Table_20_Contents">
      <style:text-properties officeooo:rsid="00022b89" officeooo:paragraph-rsid="00022b89"/>
    </style:style>
    <style:style style:name="P8" style:family="paragraph" style:parent-style-name="Table_20_Contents">
      <style:text-properties officeooo:rsid="0004a947" officeooo:paragraph-rsid="0004a947"/>
    </style:style>
    <style:style style:name="P9" style:family="paragraph" style:parent-style-name="Table_20_Contents">
      <style:text-properties officeooo:rsid="000509c1" officeooo:paragraph-rsid="000509c1"/>
    </style:style>
    <style:style style:name="P10" style:family="paragraph" style:parent-style-name="Table_20_Contents">
      <style:text-properties officeooo:rsid="00065f44" officeooo:paragraph-rsid="00065f44"/>
    </style:style>
    <style:style style:name="P11" style:family="paragraph" style:parent-style-name="Table_20_Contents">
      <style:text-properties officeooo:rsid="00068d85" officeooo:paragraph-rsid="00068d85"/>
    </style:style>
    <style:style style:name="P12" style:family="paragraph" style:parent-style-name="Table_20_Contents">
      <style:text-properties officeooo:rsid="000b5129" officeooo:paragraph-rsid="000b5129"/>
    </style:style>
    <style:style style:name="P13" style:family="paragraph" style:parent-style-name="Table_20_Contents">
      <style:text-properties officeooo:rsid="000d0eb7" officeooo:paragraph-rsid="000d0eb7"/>
    </style:style>
    <style:style style:name="P14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15" style:family="paragraph" style:parent-style-name="Table_20_Contents">
      <style:text-properties officeooo:rsid="000f4fe9" officeooo:paragraph-rsid="000f4fe9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68d85"/>
    </style:style>
    <style:style style:name="T4" style:family="text">
      <style:text-properties officeooo:rsid="0007e7fa"/>
    </style:style>
    <style:style style:name="T5" style:family="text">
      <style:text-properties officeooo:rsid="000f4fe9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4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Sesión 2. Herramientas de administración de sistemas de archivo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5">Jose Luis Pedraza Román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cicado a la preparación de la sesión antes de asistir al laboratorio ha sido de <text:span text:style-name="T5">60</text:span>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5">Si</text:p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b) Cuestionario de conocimientos adquiridos.</text:p>
      <text:p text:style-name="Standard"><text:soft-page-break/>Mi solución a la <text:span text:style-name="T2">actividad 2.2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7">Para /dev/loop0:</text:p>
            <text:p text:style-name="P7">[root@localhost ~]# mke2fs -t ext3 -L LABEL_ext3 /dev/loop0</text:p>
            <text:p text:style-name="P7">mke2fs 1.41.12 (17-May-2010)</text:p>
            <text:p text:style-name="P7">Filesystem label=LABEL_ext3</text:p>
            <text:p text:style-name="P7">OS type: Linux</text:p>
            <text:p text:style-name="P7">Block size=1024 (log=0)</text:p>
            <text:p text:style-name="P7">Fragment size=1024 (log=0)</text:p>
            <text:p text:style-name="P7">Stride=0 blocks, Stripe width=0 blocks</text:p>
            <text:p text:style-name="P7">5016 inodes, 20000 blocks</text:p>
            <text:p text:style-name="P7">1000 blocks (5.00%) reserved for the super user</text:p>
            <text:p text:style-name="P7">First data block=1</text:p>
            <text:p text:style-name="P7">Maximum filesystem blocks=20709376</text:p>
            <text:p text:style-name="P7">3 block groups</text:p>
            <text:p text:style-name="P7">8192 blocks per group, 8192 fragments per group</text:p>
            <text:p text:style-name="P7">1672 inodes per group</text:p>
            <text:p text:style-name="P7">Superblock backups stored on blocks: </text:p>
            <text:p text:style-name="P7"><text:tab/>8193</text:p>
            <text:p text:style-name="P7"/>
            <text:p text:style-name="P7">Writing inode tables: done <text:s text:c="27"/></text:p>
            <text:p text:style-name="P7">Creating journal (1024 blocks): done</text:p>
            <text:p text:style-name="P7">Writing superblocks and filesystem accounting information: done</text:p>
            <text:p text:style-name="P7"/>
            <text:p text:style-name="P7">This filesystem will be automatically checked every 23 mounts or</text:p>
            <text:p text:style-name="P7">180 days, whichever comes first. <text:s/>Use tune2fs -c or -i to override.</text:p>
            <text:p text:style-name="P7"/>
            <text:p text:style-name="P7">Para dev/loop1:</text:p>
            <text:p text:style-name="P8">[root@localhost ~]# mke2fs -t ext4 -L LABEL_ext4 /dev/loop11</text:p>
            <text:p text:style-name="P8">mke2fs 1.41.12 (17-May-2010)</text:p>
            <text:p text:style-name="P8">Filesystem label=LABEL_ext4</text:p>
            <text:p text:style-name="P8">OS type: Linux</text:p>
            <text:p text:style-name="P8"><text:soft-page-break/>Block size=1024 (log=0)</text:p>
            <text:p text:style-name="P8">Fragment size=1024 (log=0)</text:p>
            <text:p text:style-name="P8">Stride=0 blocks, Stripe width=0 blocks</text:p>
            <text:p text:style-name="P8">7520 inodes, 30000 blocks</text:p>
            <text:p text:style-name="P8">1500 blocks (5.00%) reserved for the super user</text:p>
            <text:p text:style-name="P8">First data block=1</text:p>
            <text:p text:style-name="P8">Maximum filesystem blocks=30932992</text:p>
            <text:p text:style-name="P8">4 block groups</text:p>
            <text:p text:style-name="P8">8192 blocks per group, 8192 fragments per group</text:p>
            <text:p text:style-name="P8">1880 inodes per group</text:p>
            <text:p text:style-name="P8">Superblock backups stored on blocks: </text:p>
            <text:p text:style-name="P8"><text:tab/>8193, 24577</text:p>
            <text:p text:style-name="P8"/>
            <text:p text:style-name="P8">Writing inode tables: done <text:s text:c="27"/></text:p>
            <text:p text:style-name="P8">Creating journal (1024 blocks): done</text:p>
            <text:p text:style-name="P8">Writing superblocks and filesystem accounting information: done</text:p>
            <text:p text:style-name="P8"/>
            <text:p text:style-name="P8">This filesystem will be automatically checked every 39 mounts or</text:p>
            <text:p text:style-name="P8">180 days, whichever comes first. <text:s/>Use tune2fs -c or -i to override.</text:p>
            <text:p text:style-name="P7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2.3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9">a) </text:p>
            <text:p text:style-name="P9">[root@localhost ~]# tune2fs -C 21 /dev/loop10</text:p>
            <text:p text:style-name="P9">tune2fs 1.41.12 (17-May-2010)</text:p>
            <text:p text:style-name="P9">Setting current mount count to 21</text:p>
            <text:p text:style-name="P9">[root@localhost ~]# tune2fs -l /dev/loop10</text:p>
            <text:p text:style-name="P9">tune2fs 1.41.12 (17-May-2010)</text:p>
            <text:p text:style-name="P9"><text:soft-page-break/>Filesystem volume name: <text:s text:c="2"/>LABEL_ext3</text:p>
            <text:p text:style-name="P9">Last mounted on: <text:s text:c="9"/>&lt;not available&gt;</text:p>
            <text:p text:style-name="P9">Filesystem UUID: <text:s text:c="9"/>eb5ff246-71cb-4619-8366-412618c26075</text:p>
            <text:p text:style-name="P9">Filesystem magic number: <text:s/>0xEF53</text:p>
            <text:p text:style-name="P9">Filesystem revision #: <text:s text:c="3"/>1 (dynamic)</text:p>
            <text:p text:style-name="P9">Filesystem features: <text:s text:c="5"/>has_journal ext_attr resize_inode dir_index filetype sparse_super</text:p>
            <text:p text:style-name="P9">Filesystem flags: <text:s text:c="8"/>signed_directory_hash </text:p>
            <text:p text:style-name="P9">Default mount options: <text:s text:c="3"/>(none)</text:p>
            <text:p text:style-name="P9">Filesystem state: <text:s text:c="8"/>clean</text:p>
            <text:p text:style-name="P9">Errors behavior: <text:s text:c="9"/>Continue</text:p>
            <text:p text:style-name="P9">Filesystem OS type: <text:s text:c="6"/>Linux</text:p>
            <text:p text:style-name="P9">Inode count: <text:s text:c="13"/>5016</text:p>
            <text:p text:style-name="P9">Block count: <text:s text:c="13"/>20000</text:p>
            <text:p text:style-name="P9">Reserved block count: <text:s text:c="4"/>1000</text:p>
            <text:p text:style-name="P9">Free blocks: <text:s text:c="13"/>18163</text:p>
            <text:p text:style-name="P9">Free inodes: <text:s text:c="13"/>5005</text:p>
            <text:p text:style-name="P9">First block: <text:s text:c="13"/>1</text:p>
            <text:p text:style-name="P9">Block size: <text:s text:c="14"/>1024</text:p>
            <text:p text:style-name="P9">Fragment size: <text:s text:c="11"/>1024</text:p>
            <text:p text:style-name="P9">Reserved GDT blocks: <text:s text:c="5"/>78</text:p>
            <text:p text:style-name="P9">Blocks per group: <text:s text:c="8"/>8192</text:p>
            <text:p text:style-name="P9">Fragments per group: <text:s text:c="5"/>8192</text:p>
            <text:p text:style-name="P9">Inodes per group: <text:s text:c="8"/>1672</text:p>
            <text:p text:style-name="P9">Inode blocks per group: <text:s text:c="2"/>209</text:p>
            <text:p text:style-name="P9">Filesystem created: <text:s text:c="6"/>Fri Oct 14 14:03:42 2016</text:p>
            <text:p text:style-name="P9">Last mount time: <text:s text:c="9"/>n/a</text:p>
            <text:p text:style-name="P9">Last write time: <text:s text:c="9"/>Fri Oct 14 14:17:35 2016</text:p>
            <text:p text:style-name="P9">Mount count: <text:s text:c="13"/>21</text:p>
            <text:p text:style-name="P9">Maximum mount count: <text:s text:c="5"/>20</text:p>
            <text:p text:style-name="Table_20_Contents"/>
            <text:p text:style-name="P9">b)</text:p>
            <text:p text:style-name="P9"><text:soft-page-break/>[root@localhost ~]# useradd username</text:p>
            <text:p text:style-name="P9">[root@localhost ~]# passwd username</text:p>
            <text:p text:style-name="P9">Changing password for user username.</text:p>
            <text:p text:style-name="P9">New password: </text:p>
            <text:p text:style-name="P9">BAD PASSWORD: it is based on a dictionary word</text:p>
            <text:p text:style-name="P9">Retype new password: </text:p>
            <text:p text:style-name="P9">passwd: all authentication tokens updated successfully.</text:p>
            <text:p text:style-name="P9">[root@localhost ~]# tune2fs /dev/loop10 -r 2000 -u username</text:p>
            <text:p text:style-name="P9">tune2fs 1.41.12 (17-May-2010)</text:p>
            <text:p text:style-name="P9">Setting reserved blocks count to 2000</text:p>
            <text:p text:style-name="P9">Setting reserved blocks uid to 500</text:p>
          </table:table-cell>
        </table:table-row>
      </table:table>
      <text:p text:style-name="Standard"/>
      <text:p text:style-name="Standard">Mi solución a la <text:span text:style-name="T2">actividad 2.7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0">PARA LISTAR TODOS LOS PAQUETES DEL SISTEMA:</text:p>
            <text:p text:style-name="P10">[root@localhost ~]# yum list installed</text:p>
            <text:p text:style-name="P10">Installed Packages</text:p>
            <text:p text:style-name="P10">acl.i686 <text:s text:c="22"/>2.2.49-9.fc14 <text:s text:c="15"/>@updates <text:s text:c="15"/></text:p>
            <text:p text:style-name="P10">attr.i686 <text:s text:c="21"/>2.4.44-6.fc14 <text:s text:c="15"/>@updates <text:s text:c="15"/></text:p>
            <text:p text:style-name="P10">audit.i686 <text:s text:c="20"/>2.1.2-1.fc14 <text:s text:c="16"/>@updates <text:s text:c="15"/></text:p>
            <text:p text:style-name="P10">audit-libs.i686 <text:s text:c="15"/>2.1.2-1.fc14 <text:s text:c="16"/>@updates <text:s text:c="15"/></text:p>
            <text:p text:style-name="P10">authconfig.i686 <text:s text:c="15"/>6.1.11-1.fc14 <text:s text:c="15"/>@updates <text:s text:c="15"/></text:p>
            <text:p text:style-name="P10">basesystem.noarch <text:s text:c="13"/>10.0-3 <text:s text:c="22"/>@febootstrap/$releasever</text:p>
            <text:p text:style-name="P10">bash.i686 <text:s text:c="21"/>4.1.7-4.fc14 <text:s text:c="16"/>@updates <text:s text:c="15"/></text:p>
            <text:p text:style-name="P10">bzip2.i686 <text:s text:c="20"/>1.0.6-1.fc14.1 <text:s text:c="14"/>@febootstrap/$releasever</text:p>
            <text:p text:style-name="P10">bzip2-libs.i686 <text:s text:c="15"/>1.0.6-1.fc14.1 <text:s text:c="14"/>@febootstrap/$releasever</text:p>
            <text:p text:style-name="P10">ca-certificates.noarch <text:s text:c="8"/>2010.63-3.fc14 <text:s text:c="14"/>@febootstrap/$releasever</text:p>
            <text:p text:style-name="P10">cairo.i686 <text:s text:c="20"/>1.10.2-1.fc14 <text:s text:c="15"/>@updates <text:s text:c="15"/></text:p>
            <text:p text:style-name="P10">checkpolicy.i686 <text:s text:c="14"/>2.0.23-2.fc14 <text:s text:c="15"/>@updates <text:s text:c="15"/></text:p>
            <text:p text:style-name="P10">chkconfig.i686 <text:s text:c="16"/>1.3.49-1.fc14 <text:s text:c="15"/>@updates <text:s text:c="15"/></text:p>
            <text:p text:style-name="P10">coreutils.i686 <text:s text:c="16"/>8.5-7.fc14 <text:s text:c="18"/>@updates <text:s text:c="15"/></text:p>
            <text:p text:style-name="P10">coreutils-libs.i686 <text:s text:c="11"/>8.5-7.fc14 <text:s text:c="18"/>@updates <text:s text:c="15"/></text:p>
            <text:p text:style-name="P10"><text:soft-page-break/>cpio.i686 <text:s text:c="21"/>2.11-2.fc14 <text:s text:c="17"/>@febootstrap/$releasever</text:p>
            <text:p text:style-name="P10">cracklib.i686 <text:s text:c="17"/>2.8.16-4.fc14 <text:s text:c="15"/>@febootstrap/$releasever</text:p>
            <text:p text:style-name="P10">cracklib-dicts.i686 <text:s text:c="11"/>2.8.16-4.fc14 <text:s text:c="15"/>@febootstrap/$releasever</text:p>
            <text:p text:style-name="P10">cronie.i686 <text:s text:c="19"/>1.4.8-2.fc14 <text:s text:c="16"/>@updates <text:s text:c="15"/></text:p>
            <text:p text:style-name="P10">cronie-anacron.i686 <text:s text:c="11"/>1.4.8-2.fc14 <text:s text:c="16"/>@updates <text:s text:c="15"/></text:p>
            <text:p text:style-name="P10">crontabs.noarch <text:s text:c="15"/>1.11-1.20101115git.fc14 <text:s text:c="5"/>@updates <text:s text:c="15"/></text:p>
            <text:p text:style-name="P10">curl.i686 <text:s text:c="21"/>7.21.0-8.fc14 <text:s text:c="15"/>@updates <text:s text:c="15"/></text:p>
            <text:p text:style-name="P10">cyrus-sasl.i686 <text:s text:c="15"/>2.1.23-12.fc14 <text:s text:c="14"/>@febootstrap/$releasever</text:p>
            <text:p text:style-name="P10">cyrus-sasl-lib.i686 <text:s text:c="11"/>2.1.23-12.fc14 <text:s text:c="14"/>@febootstrap/$releasever</text:p>
            <text:p text:style-name="P10">db4.i686 <text:s text:c="22"/>4.8.30-2.fc14 <text:s text:c="15"/>@febootstrap/$releasever</text:p>
            <text:p text:style-name="P10">db4-utils.i686 <text:s text:c="16"/>4.8.30-2.fc14 <text:s text:c="15"/>@febootstrap/$releasever</text:p>
            <text:p text:style-name="P10">dbus-glib.i686 <text:s text:c="16"/>0.86-4.fc14 <text:s text:c="17"/>@febootstrap/$releasever</text:p>
            <text:p text:style-name="P10">dbus-libs.i686 <text:s text:c="16"/>1:1.4.0-3.fc14 <text:s text:c="14"/>@updates <text:s text:c="15"/></text:p>
            <text:p text:style-name="P10">dhclient.i686 <text:s text:c="17"/>12:4.2.0-21.P2.fc14 <text:s text:c="9"/>@updates <text:s text:c="15"/></text:p>
            <text:p text:style-name="P10">diffutils.i686 <text:s text:c="16"/>2.8.1-29.fc14 <text:s text:c="15"/>@febootstrap/$releasever</text:p>
            <text:p text:style-name="P10">e2fsprogs.i686 <text:s text:c="16"/>1.41.12-6.fc14 <text:s text:c="14"/>@updates <text:s text:c="15"/></text:p>
            <text:p text:style-name="P10">e2fsprogs-libs.i686 <text:s text:c="11"/>1.41.12-6.fc14 <text:s text:c="14"/>@updates <text:s text:c="15"/></text:p>
            <text:p text:style-name="P10">efibootmgr.i686 <text:s text:c="15"/>0.5.4-9.fc14 <text:s text:c="16"/>@febootstrap/$releasever</text:p>
            <text:p text:style-name="P10">elfutils-libelf.i686 <text:s text:c="10"/>0.152-1.fc14 <text:s text:c="16"/>@updates <text:s text:c="15"/></text:p>
            <text:p text:style-name="P10">expat.i686 <text:s text:c="20"/>2.0.1-10.fc13 <text:s text:c="15"/>@febootstrap/$releasever</text:p>
            <text:p text:style-name="P10">fedora-logos.noarch <text:s text:c="11"/>14.0.2-1.fc14 <text:s text:c="15"/>@updates <text:s text:c="15"/></text:p>
            <text:p text:style-name="P10">fedora-release.noarch <text:s text:c="9"/>14-1 <text:s text:c="24"/>@febootstrap/$releasever</text:p>
            <text:p text:style-name="P10">file.i686 <text:s text:c="21"/>5.04-17.fc14 <text:s text:c="16"/>@updates <text:s text:c="15"/></text:p>
            <text:p text:style-name="P10">file-libs.i686 <text:s text:c="16"/>5.04-17.fc14 <text:s text:c="16"/>@updates <text:s text:c="15"/></text:p>
            <text:p text:style-name="P10">filesystem.i686 <text:s text:c="15"/>2.4.35-1.fc14 <text:s text:c="15"/>@febootstrap/$releasever</text:p>
            <text:p text:style-name="P10">findutils.i686 <text:s text:c="16"/>1:4.5.9-2.fc14 <text:s text:c="14"/>@febootstrap/$releasever</text:p>
            <text:p text:style-name="P10">fipscheck.i686 <text:s text:c="16"/>1.2.0-4.fc13 <text:s text:c="16"/>@febootstrap/$releasever</text:p>
            <text:p text:style-name="P10">fipscheck-lib.i686 <text:s text:c="12"/>1.2.0-4.fc13 <text:s text:c="16"/>@febootstrap/$releasever</text:p>
            <text:p text:style-name="P10">fontconfig.i686 <text:s text:c="15"/>2.8.0-2.fc14 <text:s text:c="16"/>@febootstrap/$releasever</text:p>
            <text:p text:style-name="P10">freetype.i686 <text:s text:c="17"/>2.4.2-5.fc14 <text:s text:c="16"/>@updates <text:s text:c="15"/></text:p>
            <text:p text:style-name="P10">gamin.i686 <text:s text:c="20"/>0.1.10-8.fc14 <text:s text:c="15"/>@febootstrap/$releasever</text:p>
            <text:p text:style-name="P10"><text:soft-page-break/>gawk.i686 <text:s text:c="21"/>3.1.8-3.fc14 <text:s text:c="16"/>@updates <text:s text:c="15"/></text:p>
            <text:p text:style-name="P10">gdbm.i686 <text:s text:c="21"/>1.8.3-8.fc14 <text:s text:c="16"/>@updates <text:s text:c="15"/></text:p>
            <text:p text:style-name="P10">glib2.i686 <text:s text:c="20"/>2.26.0-2.fc14 <text:s text:c="15"/>@febootstrap/$releasever</text:p>
            <text:p text:style-name="P10">glibc.i686 <text:s text:c="20"/>2.13-2 <text:s text:c="22"/>@updates <text:s text:c="15"/></text:p>
            <text:p text:style-name="P10">glibc-common.i686 <text:s text:c="13"/>2.13-2 <text:s text:c="22"/>@updates <text:s text:c="15"/></text:p>
            <text:p text:style-name="P10">gmp.i686 <text:s text:c="22"/>4.3.1-7.fc14 <text:s text:c="16"/>@febootstrap/$releasever</text:p>
            <text:p text:style-name="P10">gnupg2.i686 <text:s text:c="19"/>2.0.16-3.fc14.1 <text:s text:c="13"/>@febootstrap/$releasever</text:p>
            <text:p text:style-name="P10">gobject-introspection.i686 <text:s text:c="4"/>0.9.3-1.fc14 <text:s text:c="16"/>@febootstrap/$releasever</text:p>
            <text:p text:style-name="P10">gpgme.i686 <text:s text:c="20"/>1.2.0-3.fc14 <text:s text:c="16"/>@febootstrap/$releasever</text:p>
            <text:p text:style-name="P10">grep.i686 <text:s text:c="21"/>2.8-2.fc14 <text:s text:c="18"/>@updates <text:s text:c="15"/></text:p>
            <text:p text:style-name="P10">grub.i686 <text:s text:c="21"/>1:0.97-66.fc14 <text:s text:c="14"/>@febootstrap/$releasever</text:p>
            <text:p text:style-name="P10">gzip.i686 <text:s text:c="21"/>1.4-1.fc14 <text:s text:c="18"/>@febootstrap/$releasever</text:p>
            <text:p text:style-name="P10">hesiod.i686 <text:s text:c="19"/>3.1.0-19.fc14 <text:s text:c="15"/>@febootstrap/$releasever</text:p>
            <text:p text:style-name="P10">hostname.i686 <text:s text:c="17"/>3.04-2.fc14 <text:s text:c="17"/>@febootstrap/$releasever</text:p>
            <text:p text:style-name="P10">hwdata.noarch <text:s text:c="17"/>0.232-1.fc14 <text:s text:c="16"/>@febootstrap/$releasever</text:p>
            <text:p text:style-name="P10">info.i686 <text:s text:c="21"/>4.13a-13.fc14 <text:s text:c="15"/>@updates <text:s text:c="15"/></text:p>
            <text:p text:style-name="P10">initscripts.i686 <text:s text:c="14"/>9.20.2-1.fc14.1 <text:s text:c="13"/>@updates <text:s text:c="15"/></text:p>
            <text:p text:style-name="P10">iproute.i686 <text:s text:c="18"/>2.6.35-9.fc14 <text:s text:c="15"/>@updates <text:s text:c="15"/></text:p>
            <text:p text:style-name="P10">iptables.i686 <text:s text:c="17"/>1.4.9-1.fc14 <text:s text:c="16"/>@febootstrap/$releasever</text:p>
            <text:p text:style-name="P10">iptables-ipv6.i686 <text:s text:c="12"/>1.4.9-1.fc14 <text:s text:c="16"/>@febootstrap/$releasever</text:p>
            <text:p text:style-name="P10">iputils.i686 <text:s text:c="18"/>20100418-3.fc14 <text:s text:c="13"/>@febootstrap/$releasever</text:p>
            <text:p text:style-name="P10">kbd.i686 <text:s text:c="22"/>1.15-11.fc14 <text:s text:c="16"/>@febootstrap/$releasever</text:p>
            <text:p text:style-name="P10">kbd-misc.noarch <text:s text:c="15"/>1.15-11.fc14 <text:s text:c="16"/>@febootstrap/$releasever</text:p>
            <text:p text:style-name="P10">keyutils-libs.i686 <text:s text:c="12"/>1.2-6.fc12 <text:s text:c="18"/>@febootstrap/$releasever</text:p>
            <text:p text:style-name="P10">krb5-libs.i686 <text:s text:c="16"/>1.8.4-2.fc14 <text:s text:c="16"/>@updates <text:s text:c="15"/></text:p>
            <text:p text:style-name="P10">less.i686 <text:s text:c="21"/>436-11.fc14 <text:s text:c="17"/>@updates <text:s text:c="15"/></text:p>
            <text:p text:style-name="P10">libX11.i686 <text:s text:c="19"/>1.3.4-4.fc14 <text:s text:c="16"/>@updates <text:s text:c="15"/></text:p>
            <text:p text:style-name="P10">libX11-common.noarch <text:s text:c="10"/>1.3.4-4.fc14 <text:s text:c="16"/>@updates <text:s text:c="15"/></text:p>
            <text:p text:style-name="P10">libXau.i686 <text:s text:c="19"/>1.0.6-1.fc14 <text:s text:c="16"/>@febootstrap/$releasever</text:p>
            <text:p text:style-name="P10">libXrender.i686 <text:s text:c="15"/>0.9.6-1.fc14 <text:s text:c="16"/>@febootstrap/$releasever</text:p>
            <text:p text:style-name="P10">libacl.i686 <text:s text:c="19"/>2.2.49-9.fc14 <text:s text:c="15"/>@updates <text:s text:c="15"/></text:p>
            <text:p text:style-name="P10"><text:soft-page-break/>libassuan.i686 <text:s text:c="16"/>2.0.0-2.fc14 <text:s text:c="16"/>@febootstrap/$releasever</text:p>
            <text:p text:style-name="P10">libattr.i686 <text:s text:c="18"/>2.4.44-6.fc14 <text:s text:c="15"/>@updates <text:s text:c="15"/></text:p>
            <text:p text:style-name="P10">libblkid.i686 <text:s text:c="17"/>2.18-4.8.fc14 <text:s text:c="15"/>@updates <text:s text:c="15"/></text:p>
            <text:p text:style-name="P10">libcap.i686 <text:s text:c="19"/>2.17-1.fc13 <text:s text:c="17"/>@febootstrap/$releasever</text:p>
            <text:p text:style-name="P10">libcap-ng.i686 <text:s text:c="16"/>0.6.5-1.fc14 <text:s text:c="16"/>@updates <text:s text:c="15"/></text:p>
            <text:p text:style-name="P10">libcgroup.i686 <text:s text:c="16"/>0.36.2-7.fc14 <text:s text:c="15"/>@updates <text:s text:c="15"/></text:p>
            <text:p text:style-name="P10">libcom_err.i686 <text:s text:c="15"/>1.41.12-6.fc14 <text:s text:c="14"/>@updates <text:s text:c="15"/></text:p>
            <text:p text:style-name="P10">libcurl.i686 <text:s text:c="18"/>7.21.0-8.fc14 <text:s text:c="15"/>@updates <text:s text:c="15"/></text:p>
            <text:p text:style-name="P10">libdb.i686 <text:s text:c="20"/>5.0.26-2.fc14 <text:s text:c="15"/>@febootstrap/$releasever</text:p>
            <text:p text:style-name="P10">libffi.i686 <text:s text:c="19"/>3.0.9-1.fc13 <text:s text:c="16"/>@febootstrap/$releasever</text:p>
            <text:p text:style-name="P10">libgcc.i686 <text:s text:c="19"/>4.5.1-4.fc14 <text:s text:c="16"/>@febootstrap/$releasever</text:p>
            <text:p text:style-name="P10">libgcrypt.i686 <text:s text:c="16"/>1.4.5-4.fc13 <text:s text:c="16"/>@febootstrap/$releasever</text:p>
            <text:p text:style-name="P10">libgpg-error.i686 <text:s text:c="13"/>1.9-1.fc14 <text:s text:c="18"/>@febootstrap/$releasever</text:p>
            <text:p text:style-name="P10">libidn.i686 <text:s text:c="19"/>1.18-1.fc14 <text:s text:c="17"/>@febootstrap/$releasever</text:p>
            <text:p text:style-name="P10">libmount.i686 <text:s text:c="17"/>2.18-4.8.fc14 <text:s text:c="15"/>@updates <text:s text:c="15"/></text:p>
            <text:p text:style-name="P10">libnih.i686 <text:s text:c="19"/>1.0.2-2.fc14 <text:s text:c="16"/>@febootstrap/$releasever</text:p>
            <text:p text:style-name="P10">libpng.i686 <text:s text:c="19"/>2:1.2.46-1.fc14 <text:s text:c="13"/>@updates <text:s text:c="15"/></text:p>
            <text:p text:style-name="P10">libselinux.i686 <text:s text:c="15"/>2.0.96-6.fc14.1 <text:s text:c="13"/>@updates <text:s text:c="15"/></text:p>
            <text:p text:style-name="P10">libselinux-utils.i686 <text:s text:c="9"/>2.0.96-6.fc14.1 <text:s text:c="13"/>@updates <text:s text:c="15"/></text:p>
            <text:p text:style-name="P10">libsemanage.i686 <text:s text:c="14"/>2.0.45-5.fc14 <text:s text:c="15"/>@febootstrap/$releasever</text:p>
            <text:p text:style-name="P10">libsepol.i686 <text:s text:c="17"/>2.0.41-3.fc14 <text:s text:c="15"/>@febootstrap/$releasever</text:p>
            <text:p text:style-name="P10">libss.i686 <text:s text:c="20"/>1.41.12-6.fc14 <text:s text:c="14"/>@updates <text:s text:c="15"/></text:p>
            <text:p text:style-name="P10">libssh2.i686 <text:s text:c="18"/>1.2.4-1.fc14 <text:s text:c="16"/>@febootstrap/$releasever</text:p>
            <text:p text:style-name="P10">libstdc++.i686 <text:s text:c="16"/>4.5.1-4.fc14 <text:s text:c="16"/>@febootstrap/$releasever</text:p>
            <text:p text:style-name="P10">libudev.i686 <text:s text:c="18"/>161-8.fc14 <text:s text:c="18"/>@updates <text:s text:c="15"/></text:p>
            <text:p text:style-name="P10">libusb.i686 <text:s text:c="19"/>0.1.12-23.fc14 <text:s text:c="14"/>@febootstrap/$releasever</text:p>
            <text:p text:style-name="P10">libuser.i686 <text:s text:c="18"/>0.56.18-3.fc14 <text:s text:c="14"/>@updates <text:s text:c="15"/></text:p>
            <text:p text:style-name="P10">libutempter.i686 <text:s text:c="14"/>1.1.5-4.fc12 <text:s text:c="16"/>@febootstrap/$releasever</text:p>
            <text:p text:style-name="P10">libuuid.i686 <text:s text:c="18"/>2.18-4.8.fc14 <text:s text:c="15"/>@updates <text:s text:c="15"/></text:p>
            <text:p text:style-name="P10">libxcb.i686 <text:s text:c="19"/>1.7-1.fc14 <text:s text:c="18"/>@febootstrap/$releasever</text:p>
            <text:p text:style-name="P10">libxml2.i686 <text:s text:c="18"/>2.7.7-3.fc14 <text:s text:c="16"/>@updates <text:s text:c="15"/></text:p>
            <text:p text:style-name="P10"><text:soft-page-break/>linux-atm-libs.i686 <text:s text:c="11"/>2.5.1-1.fc14 <text:s text:c="16"/>@febootstrap/$releasever</text:p>
            <text:p text:style-name="P10">logrotate.i686 <text:s text:c="16"/>3.7.9-4.fc14 <text:s text:c="16"/>@updates <text:s text:c="15"/></text:p>
            <text:p text:style-name="P10">lua.i686 <text:s text:c="22"/>5.1.4-7.fc14 <text:s text:c="16"/>@updates <text:s text:c="15"/></text:p>
            <text:p text:style-name="P10">m4.i686 <text:s text:c="23"/>1.4.14-1.fc14 <text:s text:c="15"/>@febootstrap/$releasever</text:p>
            <text:p text:style-name="P10">mingetty.i686 <text:s text:c="17"/>1.08-6.fc14 <text:s text:c="17"/>@updates <text:s text:c="15"/></text:p>
            <text:p text:style-name="P10">module-init-tools.i686 <text:s text:c="8"/>3.11.1-6.fc14 <text:s text:c="15"/>@updates <text:s text:c="15"/></text:p>
            <text:p text:style-name="P10">ncurses.i686 <text:s text:c="18"/>5.7-9.20100703.fc14 <text:s text:c="9"/>@updates <text:s text:c="15"/></text:p>
            <text:p text:style-name="P10">ncurses-base.i686 <text:s text:c="13"/>5.7-9.20100703.fc14 <text:s text:c="9"/>@updates <text:s text:c="15"/></text:p>
            <text:p text:style-name="P10">ncurses-libs.i686 <text:s text:c="13"/>5.7-9.20100703.fc14 <text:s text:c="9"/>@updates <text:s text:c="15"/></text:p>
            <text:p text:style-name="P10">net-tools.i686 <text:s text:c="16"/>1.60-105.fc14.1 <text:s text:c="13"/>@febootstrap/$releasever</text:p>
            <text:p text:style-name="P10">newt.i686 <text:s text:c="21"/>0.52.12-1.fc14 <text:s text:c="14"/>@febootstrap/$releasever</text:p>
            <text:p text:style-name="P10">newt-python.i686 <text:s text:c="14"/>0.52.12-1.fc14 <text:s text:c="14"/>@febootstrap/$releasever</text:p>
            <text:p text:style-name="P10">nspr.i686 <text:s text:c="21"/>4.8.8-1.fc14 <text:s text:c="16"/>@updates <text:s text:c="15"/></text:p>
            <text:p text:style-name="P10">nss.i686 <text:s text:c="22"/>3.12.10-1.fc14 <text:s text:c="14"/>@updates <text:s text:c="15"/></text:p>
            <text:p text:style-name="P10">nss-softokn.i686 <text:s text:c="14"/>3.12.10-1.fc14 <text:s text:c="14"/>@updates <text:s text:c="15"/></text:p>
            <text:p text:style-name="P10">nss-softokn-freebl.i686 <text:s text:c="7"/>3.12.10-1.fc14 <text:s text:c="14"/>@updates <text:s text:c="15"/></text:p>
            <text:p text:style-name="P10">nss-sysinit.i686 <text:s text:c="14"/>3.12.10-1.fc14 <text:s text:c="14"/>@updates <text:s text:c="15"/></text:p>
            <text:p text:style-name="P10">nss-util.i686 <text:s text:c="17"/>3.12.10-1.fc14 <text:s text:c="14"/>@updates <text:s text:c="15"/></text:p>
            <text:p text:style-name="P10">openldap.i686 <text:s text:c="17"/>2.4.23-4.fc14 <text:s text:c="15"/>@updates <text:s text:c="15"/></text:p>
            <text:p text:style-name="P10">openssh.i686 <text:s text:c="18"/>5.5p1-24.fc14.2 <text:s text:c="13"/>@updates <text:s text:c="15"/></text:p>
            <text:p text:style-name="P10">openssh-server.i686 <text:s text:c="11"/>5.5p1-24.fc14.2 <text:s text:c="13"/>@updates <text:s text:c="15"/></text:p>
            <text:p text:style-name="P10">openssl.i686 <text:s text:c="18"/>1.0.0d-1.fc14 <text:s text:c="15"/>@updates <text:s text:c="15"/></text:p>
            <text:p text:style-name="P10">pam.i686 <text:s text:c="22"/>1.1.1-6.fc14 <text:s text:c="16"/>@updates <text:s text:c="15"/></text:p>
            <text:p text:style-name="P10">passwd.i686 <text:s text:c="19"/>0.78-1.fc14 <text:s text:c="17"/>@febootstrap/$releasever</text:p>
            <text:p text:style-name="P10">pciutils-libs.i686 <text:s text:c="12"/>3.1.7-3.fc14 <text:s text:c="16"/>@updates <text:s text:c="15"/></text:p>
            <text:p text:style-name="P10">pcre.i686 <text:s text:c="21"/>8.10-1.fc14 <text:s text:c="17"/>@febootstrap/$releasever</text:p>
            <text:p text:style-name="P10">pinentry.i686 <text:s text:c="17"/>0.8.1-4.fc14 <text:s text:c="16"/>@updates <text:s text:c="15"/></text:p>
            <text:p text:style-name="P10">pixman.i686 <text:s text:c="19"/>0.18.4-1.fc14 <text:s text:c="15"/>@febootstrap/$releasever</text:p>
            <text:p text:style-name="P10">pkgconfig.i686 <text:s text:c="16"/>1:0.25-2.fc14 <text:s text:c="15"/>@febootstrap/$releasever</text:p>
            <text:p text:style-name="P10">policycoreutils.i686 <text:s text:c="10"/>2.0.85-28.fc14 <text:s text:c="14"/>@updates <text:s text:c="15"/></text:p>
            <text:p text:style-name="P10">popt.i686 <text:s text:c="21"/>1.13-7.fc14 <text:s text:c="17"/>@febootstrap/$releasever</text:p>
            <text:p text:style-name="P10"><text:soft-page-break/>procmail.i686 <text:s text:c="17"/>3.22-25.fc12 <text:s text:c="16"/>@febootstrap/$releasever</text:p>
            <text:p text:style-name="P10">procps.i686 <text:s text:c="19"/>3.2.8-15.fc14 <text:s text:c="15"/>@updates <text:s text:c="15"/></text:p>
            <text:p text:style-name="P10">psmisc.i686 <text:s text:c="19"/>22.13-6.fc14 <text:s text:c="16"/>@updates <text:s text:c="15"/></text:p>
            <text:p text:style-name="P10">pth.i686 <text:s text:c="22"/>2.0.7-9 <text:s text:c="21"/>@febootstrap/$releasever</text:p>
            <text:p text:style-name="P10">pygpgme.i686 <text:s text:c="18"/>0.1-21.20101027bzr69.fc14 <text:s text:c="3"/>@updates <text:s text:c="15"/></text:p>
            <text:p text:style-name="P10">python.i686 <text:s text:c="19"/>2.7-8.fc14.1 <text:s text:c="16"/>@febootstrap/$releasever</text:p>
            <text:p text:style-name="P10">python-iniparse.noarch <text:s text:c="8"/>0.4-2.fc14 <text:s text:c="18"/>@febootstrap/$releasever</text:p>
            <text:p text:style-name="P10">python-libs.i686 <text:s text:c="14"/>2.7-8.fc14.1 <text:s text:c="16"/>@febootstrap/$releasever</text:p>
            <text:p text:style-name="P10">python-pycurl.i686 <text:s text:c="12"/>7.19.0-7.fc14 <text:s text:c="15"/>@febootstrap/$releasever</text:p>
            <text:p text:style-name="P10">python-urlgrabber.noarch <text:s text:c="6"/>3.9.1-7.fc14 <text:s text:c="16"/>@febootstrap/$releasever</text:p>
            <text:p text:style-name="P10">readline.i386 <text:s text:c="17"/>6.1-2.fc14 <text:s text:c="18"/>@febootstrap/$releasever</text:p>
            <text:p text:style-name="P10">rootfiles.noarch <text:s text:c="14"/>8.1-6.fc12 <text:s text:c="18"/>@febootstrap/$releasever</text:p>
            <text:p text:style-name="P10">rpm.i686 <text:s text:c="22"/>4.8.1-5.fc14 <text:s text:c="16"/>@febootstrap/$releasever</text:p>
            <text:p text:style-name="P10">rpm-libs.i686 <text:s text:c="17"/>4.8.1-5.fc14 <text:s text:c="16"/>@febootstrap/$releasever</text:p>
            <text:p text:style-name="P10">rpm-python.i686 <text:s text:c="15"/>4.8.1-5.fc14 <text:s text:c="16"/>@febootstrap/$releasever</text:p>
            <text:p text:style-name="P10">rsyslog.i686 <text:s text:c="18"/>4.6.3-2.fc14 <text:s text:c="16"/>@updates <text:s text:c="15"/></text:p>
            <text:p text:style-name="P10">sed.i686 <text:s text:c="22"/>4.2.1-6.fc14 <text:s text:c="16"/>@updates <text:s text:c="15"/></text:p>
            <text:p text:style-name="P10">selinux-policy.noarch <text:s text:c="9"/>3.9.7-44.fc14 <text:s text:c="15"/>@updates <text:s text:c="15"/></text:p>
            <text:p text:style-name="P10">selinux-policy-targeted.noarch 3.9.7-44.fc14 <text:s text:c="15"/>@updates <text:s text:c="15"/></text:p>
            <text:p text:style-name="P10">sendmail.i686 <text:s text:c="17"/>8.14.4-10.fc14 <text:s text:c="14"/>@updates <text:s text:c="15"/></text:p>
            <text:p text:style-name="P10">setserial.i686 <text:s text:c="16"/>2.17-26.fc14 <text:s text:c="16"/>@febootstrap/$releasever</text:p>
            <text:p text:style-name="P10">setup.noarch <text:s text:c="18"/>2.8.28-1.fc14 <text:s text:c="15"/>@updates <text:s text:c="15"/></text:p>
            <text:p text:style-name="P10">shadow-utils.i686 <text:s text:c="13"/>2:4.1.4.2-11.fc14 <text:s text:c="11"/>@updates <text:s text:c="15"/></text:p>
            <text:p text:style-name="P10">shared-mime-info.i686 <text:s text:c="9"/>0.80-1.fc14 <text:s text:c="17"/>@updates <text:s text:c="15"/></text:p>
            <text:p text:style-name="P10">slang.i686 <text:s text:c="20"/>2.2.3-1.fc14 <text:s text:c="16"/>@updates <text:s text:c="15"/></text:p>
            <text:p text:style-name="P10">sqlite.i686 <text:s text:c="19"/>3.6.23.1-1.fc14 <text:s text:c="13"/>@febootstrap/$releasever</text:p>
            <text:p text:style-name="P10">sudo.i686 <text:s text:c="21"/>1.7.4p5-2.fc14 <text:s text:c="14"/>@updates <text:s text:c="15"/></text:p>
            <text:p text:style-name="P10">systemd-units.i686 <text:s text:c="12"/>10-2.fc14.1 <text:s text:c="17"/>@febootstrap/$releasever</text:p>
            <text:p text:style-name="P10">sysvinit-tools.i686 <text:s text:c="11"/>2.87-7.dsf.fc14 <text:s text:c="13"/>@updates <text:s text:c="15"/></text:p>
            <text:p text:style-name="P10">tcp_wrappers-libs.i686 <text:s text:c="8"/>7.6-59.fc14 <text:s text:c="17"/>@febootstrap/$releasever</text:p>
            <text:p text:style-name="P10">tzdata.noarch <text:s text:c="17"/>2011h-2.fc14 <text:s text:c="16"/>@updates <text:s text:c="15"/></text:p>
            <text:p text:style-name="P10"><text:soft-page-break/>udev.i686 <text:s text:c="21"/>161-8.fc14 <text:s text:c="18"/>@updates <text:s text:c="15"/></text:p>
            <text:p text:style-name="P10">upstart.i686 <text:s text:c="18"/>1.2-2.fc14 <text:s text:c="18"/>@updates <text:s text:c="15"/></text:p>
            <text:p text:style-name="P10">upstart-sysvinit.i686 <text:s text:c="9"/>1.2-2.fc14 <text:s text:c="18"/>@updates <text:s text:c="15"/></text:p>
            <text:p text:style-name="P10">ustr.i686 <text:s text:c="21"/>1.0.4-9.fc12 <text:s text:c="16"/>@febootstrap/$releasever</text:p>
            <text:p text:style-name="P10">util-linux-ng.i686 <text:s text:c="12"/>2.18-4.8.fc14 <text:s text:c="15"/>@updates <text:s text:c="15"/></text:p>
            <text:p text:style-name="P10">vim-minimal.i686 <text:s text:c="14"/>2:7.3.056-1.fc14 <text:s text:c="12"/>@updates <text:s text:c="15"/></text:p>
            <text:p text:style-name="P10">xz-libs.i686 <text:s text:c="18"/>4.999.9-0.2.beta.20100401git.fc14</text:p>
            <text:p text:style-name="P10"><text:s text:c="60"/>@febootstrap/$releasever</text:p>
            <text:p text:style-name="P10">yum.noarch <text:s text:c="20"/>3.2.28-7.fc14 <text:s text:c="15"/>@updates <text:s text:c="15"/></text:p>
            <text:p text:style-name="P10">yum-metadata-parser.i686 <text:s text:c="6"/>1.1.4-2.fc14 <text:s text:c="16"/>@febootstrap/$releasever</text:p>
            <text:p text:style-name="P10">zlib.i686 <text:s text:c="21"/>1.2.5-2.fc14 <text:s text:c="16"/>@febootstrap/$releasever</text:p>
            <text:p text:style-name="P10">PARA BORRAR ALGUN PAQUETE DEL SISTEMA: <text:span text:style-name="T4">(no desinstalo un paquete de la lista porque no se si puede afectar al sistema o no, por eso no especifico el nombre del paquete)</text:span></text:p>
            <text:p text:style-name="P10">[root@localhost ~]# yum remove <text:span text:style-name="T3">&lt;paquete&gt;</text:span></text:p>
            <text:p text:style-name="P11">PARA VOLVER A INSTALAR EL MISMO PAQUETE: </text:p>
            <text:p text:style-name="P11">[root@localhost ~]# yum install &lt;paquete&gt;</text:p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2.8</text:span> ha sido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2">1- </text:p>
            <text:p text:style-name="P12">[root@localhost ~]# rpm -qli sendmail.i686</text:p>
            <text:p text:style-name="P12">Name <text:s text:c="7"/>: sendmail <text:s text:c="20"/>Relocations: (not relocatable)</text:p>
            <text:p text:style-name="P12">Version <text:s text:c="4"/>: 8.14.4 <text:s text:c="27"/>Vendor: Fedora Project</text:p>
            <text:p text:style-name="P12">Release <text:s text:c="4"/>: 10.fc14 <text:s text:c="22"/>Build Date: Mon Nov <text:s/>8 07:59:00 2010</text:p>
            <text:p text:style-name="P12">Install Date: Sat Dec <text:s/>4 06:17:48 2010 <text:s text:c="8"/>Build Host: x86-04.phx2.fedoraproject.org</text:p>
            <text:p text:style-name="P12">Group <text:s text:c="6"/>: System Environment/Daemons <text:s text:c="3"/>Source RPM: sendmail-8.14.4-10.fc14.src.rpm</text:p>
            <text:p text:style-name="P12">Size <text:s text:c="7"/>: 1608588 <text:s text:c="25"/>License: Sendmail</text:p>
            <text:p text:style-name="P12">Signature <text:s text:c="2"/>: RSA/SHA256, Mon Nov <text:s/>8 11:40:59 2010, Key ID 421caddb97a1071f</text:p>
            <text:p text:style-name="P12">Packager <text:s text:c="3"/>: Fedora Project</text:p>
            <text:p text:style-name="P12">URL <text:s text:c="8"/>: http://www.sendmail.org/</text:p>
            <text:p text:style-name="P12">Summary <text:s text:c="4"/>: A widely used Mail Transport Agent (MTA)</text:p>
            <text:p text:style-name="P12"><text:soft-page-break/>Description :</text:p>
            <text:p text:style-name="P12">The Sendmail program is a very widely used Mail Transport Agent (MTA).</text:p>
            <text:p text:style-name="P12">MTAs send mail from one machine to another. Sendmail is not a client</text:p>
            <text:p text:style-name="P12">program, which you use to read your email. Sendmail is a</text:p>
            <text:p text:style-name="P12">behind-the-scenes program which actually moves your email over</text:p>
            <text:p text:style-name="P12">networks or the Internet to where you want it to go.</text:p>
            <text:p text:style-name="P12"/>
            <text:p text:style-name="P12">If you ever need to reconfigure Sendmail, you will also need to have</text:p>
            <text:p text:style-name="P12">the sendmail-cf package installed. If you need documentation on</text:p>
            <text:p text:style-name="P12">Sendmail, you can install the sendmail-doc package.</text:p>
            <text:p text:style-name="P12">/etc/NetworkManager/dispatcher.d/10-sendmail</text:p>
            <text:p text:style-name="P12">/etc/mail</text:p>
            <text:p text:style-name="P12">/etc/mail/Makefile</text:p>
            <text:p text:style-name="P12">/etc/mail/access</text:p>
            <text:p text:style-name="P12">/etc/mail/access.db</text:p>
            <text:p text:style-name="P12">/etc/mail/aliasesdb-stamp</text:p>
            <text:p text:style-name="P12">/etc/mail/domaintable</text:p>
            <text:p text:style-name="P12">/etc/mail/domaintable.db</text:p>
            <text:p text:style-name="P12">/etc/mail/helpfile</text:p>
            <text:p text:style-name="P12">/etc/mail/local-host-names</text:p>
            <text:p text:style-name="P12">/etc/mail/mailertable</text:p>
            <text:p text:style-name="P12">/etc/mail/mailertable.db</text:p>
            <text:p text:style-name="P12">/etc/mail/make</text:p>
            <text:p text:style-name="P12">/etc/mail/sendmail.cf</text:p>
            <text:p text:style-name="P12">/etc/mail/sendmail.mc</text:p>
            <text:p text:style-name="P12">/etc/mail/submit.cf</text:p>
            <text:p text:style-name="P12">/etc/mail/submit.mc</text:p>
            <text:p text:style-name="P12">/etc/mail/trusted-users</text:p>
            <text:p text:style-name="P12">/etc/mail/virtusertable</text:p>
            <text:p text:style-name="P12">/etc/mail/virtusertable.db</text:p>
            <text:p text:style-name="P12">/etc/pam.d/smtp</text:p>
            <text:p text:style-name="P12"><text:soft-page-break/>/etc/pam.d/smtp.sendmail</text:p>
            <text:p text:style-name="P12">/etc/rc.d/init.d/sendmail</text:p>
            <text:p text:style-name="P12">/etc/sasl2/Sendmail.conf</text:p>
            <text:p text:style-name="P12">/etc/smrsh</text:p>
            <text:p text:style-name="P12">/etc/sysconfig/sendmail</text:p>
            <text:p text:style-name="P12">/usr/bin/hoststat</text:p>
            <text:p text:style-name="P12">/usr/bin/mailq</text:p>
            <text:p text:style-name="P12">/usr/bin/mailq.sendmail</text:p>
            <text:p text:style-name="P12">/usr/bin/makemap</text:p>
            <text:p text:style-name="P12">/usr/bin/newaliases</text:p>
            <text:p text:style-name="P12">/usr/bin/newaliases.sendmail</text:p>
            <text:p text:style-name="P12">/usr/bin/purgestat</text:p>
            <text:p text:style-name="P12">/usr/bin/rmail</text:p>
            <text:p text:style-name="P12">/usr/bin/rmail.sendmail</text:p>
            <text:p text:style-name="P12">/usr/lib/sendmail</text:p>
            <text:p text:style-name="P12">/usr/lib/sendmail.sendmail</text:p>
            <text:p text:style-name="P12">/usr/sbin/mailstats</text:p>
            <text:p text:style-name="P12">/usr/sbin/makemap</text:p>
            <text:p text:style-name="P12">/usr/sbin/praliases</text:p>
            <text:p text:style-name="P12">/usr/sbin/sendmail</text:p>
            <text:p text:style-name="P12">/usr/sbin/sendmail.sendmail</text:p>
            <text:p text:style-name="P12">/usr/sbin/smrsh</text:p>
            <text:p text:style-name="P12">/usr/share/doc/sendmail-8.14.4</text:p>
            <text:p text:style-name="P12">/usr/share/doc/sendmail-8.14.4/FAQ</text:p>
            <text:p text:style-name="P12">/usr/share/doc/sendmail-8.14.4/KNOWNBUGS</text:p>
            <text:p text:style-name="P12">/usr/share/doc/sendmail-8.14.4/LICENSE</text:p>
            <text:p text:style-name="P12">/usr/share/doc/sendmail-8.14.4/README</text:p>
            <text:p text:style-name="P12">/usr/share/doc/sendmail-8.14.4/RELEASE_NOTES.gz</text:p>
            <text:p text:style-name="P12">/usr/share/man/man1/mailq.1.gz</text:p>
            <text:p text:style-name="P12">/usr/share/man/man1/mailq.sendmail.1.gz</text:p>
            <text:p text:style-name="P12">/usr/share/man/man1/newaliases.1.gz</text:p>
            <text:p text:style-name="P12"><text:soft-page-break/>/usr/share/man/man1/newaliases.sendmail.1.gz</text:p>
            <text:p text:style-name="P12">/usr/share/man/man5/aliases.5.gz</text:p>
            <text:p text:style-name="P12">/usr/share/man/man5/aliases.sendmail.5.gz</text:p>
            <text:p text:style-name="P12">/usr/share/man/man8/mailstats.8.gz</text:p>
            <text:p text:style-name="P12">/usr/share/man/man8/makemap.8.gz</text:p>
            <text:p text:style-name="P12">/usr/share/man/man8/praliases.8.gz</text:p>
            <text:p text:style-name="P12">/usr/share/man/man8/rmail.8.gz</text:p>
            <text:p text:style-name="P12">/usr/share/man/man8/sendmail.8.gz</text:p>
            <text:p text:style-name="P12">/usr/share/man/man8/sendmail.sendmail.8.gz</text:p>
            <text:p text:style-name="P12">/usr/share/man/man8/smrsh.8.gz</text:p>
            <text:p text:style-name="P12">/var/log/mail</text:p>
            <text:p text:style-name="P12">/var/log/mail/statistics</text:p>
            <text:p text:style-name="P12">/var/spool/clientmqueue</text:p>
            <text:p text:style-name="P12">/var/spool/mqueue</text:p>
            <text:p text:style-name="P12"/>
            <text:p text:style-name="P12"/>
            <text:p text:style-name="P12">2-</text:p>
            <text:p text:style-name="P12">[root@localhost ~]# rpm -q -c -i sendmail.i686</text:p>
            <text:p text:style-name="P12">Name <text:s text:c="7"/>: sendmail <text:s text:c="20"/>Relocations: (not relocatable)</text:p>
            <text:p text:style-name="P12">Version <text:s text:c="4"/>: 8.14.4 <text:s text:c="27"/>Vendor: Fedora Project</text:p>
            <text:p text:style-name="P12">Release <text:s text:c="4"/>: 10.fc14 <text:s text:c="22"/>Build Date: Mon Nov <text:s/>8 07:59:00 2010</text:p>
            <text:p text:style-name="P12">Install Date: Sat Dec <text:s/>4 06:17:48 2010 <text:s text:c="8"/>Build Host: x86-04.phx2.fedoraproject.org</text:p>
            <text:p text:style-name="P12">Group <text:s text:c="6"/>: System Environment/Daemons <text:s text:c="3"/>Source RPM: sendmail-8.14.4-10.fc14.src.rpm</text:p>
            <text:p text:style-name="P12">Size <text:s text:c="7"/>: 1608588 <text:s text:c="25"/>License: Sendmail</text:p>
            <text:p text:style-name="P12">Signature <text:s text:c="2"/>: RSA/SHA256, Mon Nov <text:s/>8 11:40:59 2010, Key ID 421caddb97a1071f</text:p>
            <text:p text:style-name="P12">Packager <text:s text:c="3"/>: Fedora Project</text:p>
            <text:p text:style-name="P12">URL <text:s text:c="8"/>: http://www.sendmail.org/</text:p>
            <text:p text:style-name="P12">Summary <text:s text:c="4"/>: A widely used Mail Transport Agent (MTA)</text:p>
            <text:p text:style-name="P12">Description :</text:p>
            <text:p text:style-name="P12">The Sendmail program is a very widely used Mail Transport Agent (MTA).</text:p>
            <text:p text:style-name="P12">MTAs send mail from one machine to another. Sendmail is not a client</text:p>
            <text:p text:style-name="P12"><text:soft-page-break/>program, which you use to read your email. Sendmail is a</text:p>
            <text:p text:style-name="P12">behind-the-scenes program which actually moves your email over</text:p>
            <text:p text:style-name="P12">networks or the Internet to where you want it to go.</text:p>
            <text:p text:style-name="P12"/>
            <text:p text:style-name="P12">If you ever need to reconfigure Sendmail, you will also need to have</text:p>
            <text:p text:style-name="P12">the sendmail-cf package installed. If you need documentation on</text:p>
            <text:p text:style-name="P12">Sendmail, you can install the sendmail-doc package.</text:p>
            <text:p text:style-name="P12">/etc/mail/Makefile</text:p>
            <text:p text:style-name="P12">/etc/mail/access</text:p>
            <text:p text:style-name="P12">/etc/mail/domaintable</text:p>
            <text:p text:style-name="P12">/etc/mail/helpfile</text:p>
            <text:p text:style-name="P12">/etc/mail/local-host-names</text:p>
            <text:p text:style-name="P12">/etc/mail/mailertable</text:p>
            <text:p text:style-name="P12">/etc/mail/make</text:p>
            <text:p text:style-name="P12">/etc/mail/sendmail.cf</text:p>
            <text:p text:style-name="P12">/etc/mail/sendmail.mc</text:p>
            <text:p text:style-name="P12">/etc/mail/submit.cf</text:p>
            <text:p text:style-name="P12">/etc/mail/submit.mc</text:p>
            <text:p text:style-name="P12">/etc/mail/trusted-users</text:p>
            <text:p text:style-name="P12">/etc/mail/virtusertable</text:p>
            <text:p text:style-name="P12">/etc/pam.d/smtp.sendmail</text:p>
            <text:p text:style-name="P12">/etc/sasl2/Sendmail.conf</text:p>
            <text:p text:style-name="P12">/etc/sysconfig/sendmail</text:p>
            <text:p text:style-name="P12">/var/log/mail/statistics</text:p>
            <text:p text:style-name="P12"/>
            <text:p text:style-name="P12">3-</text:p>
            <text:p text:style-name="P12">[root@localhost ~]# rpm -q --whatrequires sendmail.i686</text:p>
            <text:p text:style-name="P12">no package requires sendmail.i686</text:p>
            <text:p text:style-name="P12"/>
            <text:p text:style-name="P13"/>
            <text:p text:style-name="P13">4-</text:p>
            <text:p text:style-name="P13"><text:soft-page-break/>[root@localhost ~]# rpm -ivh /fenix/depar/lsi/so/paquetes/quota</text:p>
            <text:p text:style-name="P13"/>
            <text:p text:style-name="P13">5-</text:p>
            <text:p text:style-name="P13">[root@localhost ~]# rpm -ivh /fenix/depar/lsi/so/paquetes/sysstat</text:p>
            <text:p text:style-name="P13">[root@localhost ~]# rpm -e –nodeps -v sysstat</text:p>
            <text:p text:style-name="P13"/>
            <text:p text:style-name="P12"/>
          </table:table-cell>
        </table:table-row>
      </table:table>
      <text:p text:style-name="Standard"/>
      <text:p text:style-name="Standard">Mi solución a la <text:span text:style-name="T2">actividad 2.10</text:span> ha sido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3">[root@localhost ~]# setquota -u username -b name 8 13 8 13</text:p>
            <text:p text:style-name="P12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1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1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1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1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1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1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1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92</meta:editing-cycles>
    <meta:creation-date>2011-10-05T09:46:35.67</meta:creation-date>
    <meta:editing-duration>P1DT16H6M51S</meta:editing-duration>
    <meta:generator>LibreOffice/4.3.5.2$Windows_x86 LibreOffice_project/3a87456aaa6a95c63eea1c1b3201acedf0751bd5</meta:generator>
    <dc:date>2016-10-15T11:41:14.079000000</dc:date>
    <meta:print-date>2011-10-06T10:39:21.37</meta:print-date>
    <meta:document-statistic meta:table-count="11" meta:image-count="1" meta:object-count="0" meta:page-count="16" meta:paragraph-count="432" meta:word-count="1626" meta:character-count="24428" meta:non-whitespace-character-count="15368"/>
    <meta:user-defined meta:name="Información 1"/>
    <meta:user-defined meta:name="Información 2"/>
    <meta:user-defined meta:name="Información 3"/>
    <meta:user-defined meta:name="Información 4"/>
  </office:meta>
</office:document-meta>
</file>